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13B22448FF2AF987.png" manifest:media-type="image/png"/>
  <manifest:file-entry manifest:full-path="Pictures/10000201000000D40000006FDD78A99758373C5A.png" manifest:media-type="image/png"/>
  <manifest:file-entry manifest:full-path="Pictures/10000901000015F000000B77E0595263AC1DDC4E.svg" manifest:media-type="image/svg+xml"/>
  <manifest:file-entry manifest:full-path="Pictures/10000201000000A3000001652E4BD6DE9D4425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4cm" svg:height="3.493cm" draw:transform="skewX (-0.000349065850398866) rotate (0.00610865238198015) translate (12.384cm 4.01cm)">
          <draw:image xlink:href="Pictures/10000201000000A3000001652E4BD6DE9D442522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5.2cm" svg:y="7.70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5.286cm" svg:y="7.79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5.371cm" svg:y="7.881cm">
              <text:p text:style-name="P3"><text:span text:style-name="T1">C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7cm" svg:y="7.7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7.085cm" svg:y="7.7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7.172cm" svg:y="7.881cm">
          <text:p text:style-name="P3"><text:span text:style-name="T2">f(</text:span><text:span text:style-name="T2">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1.027cm 8.103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1.8cm" svg:y="7.881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3.4cm" svg:y="7.8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3.485cm" svg:y="7.9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572cm" svg:y="7.992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7.001cm" svg:y="7.7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7.086cm" svg:y="7.79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7.173cm" svg:y="7.882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5.371cm" svg:y="10.082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111cm" svg:y="7.7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196cm" svg:y="7.88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15.283cm" svg:y="7.97cm">
          <text:p text:style-name="P3"><text:span text:style-name="T2">f(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112cm" svg:y="7.79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197cm" svg:y="7.88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15.284cm" svg:y="7.971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5.2cm" svg:y="9.903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1.8cm" svg:y="9.881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3.4cm" svg:y="9.7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3.485cm" svg:y="9.7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572cm" svg:y="9.881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3.401cm" svg:y="7.8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3.486cm" svg:y="7.9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573cm" svg:y="7.993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5.4cm" svg:y="12.081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7cm" svg:y="11.9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7.085cm" svg:y="11.9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7.172cm" svg:y="12.081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7.171cm" svg:y="10.081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2.508cm" svg:height="1.644cm" svg:x="5.4cm" svg:y="5.903cm">
          <draw:image xlink:href="Pictures/10000201000001B90000012113B22448FF2AF9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5:06:46.668313780</dc:date>
    <meta:editing-duration>PT31M34S</meta:editing-duration>
    <meta:editing-cycles>5</meta:editing-cycles>
    <meta:generator>LibreOffice/5.1.6.2$Linux_X86_64 LibreOffice_project/10m0$Build-2</meta:generator>
    <meta:document-statistic meta:object-count="38"/>
  </office:meta>
</office:document-meta>
</file>